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cm" fo:min-width="4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75cm" fo:min-width="2.85cm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</style:style>
    <style:style style:name="gr5" style:family="graphic" style:parent-style-name="objectwithoutfill">
      <style:graphic-properties draw:marker-end="Arrowheads_20_3" draw:marker-end-width="0.3cm" draw:fill="none" draw:textarea-vertical-align="middle"/>
    </style:style>
    <style:style style:name="gr6" style:family="graphic" style:parent-style-name="objectwithoutfill">
      <style:graphic-properties draw:marker-end="Arrowheads_20_4" draw:marker-end-width="0.3cm" draw:fill="none" draw:textarea-vertical-align="middle"/>
    </style:style>
    <style:style style:name="gr7" style:family="graphic" style:parent-style-name="objectwithoutfill">
      <style:graphic-properties draw:marker-end="Arrowheads_20_5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4cm" fo:min-width="4cm"/>
      <style:paragraph-properties style:writing-mode="lr-tb"/>
    </style:style>
    <style:style style:name="gr9" style:family="graphic" style:parent-style-name="objectwithoutfill">
      <style:graphic-properties draw:marker-end="Arrowheads_20_7" draw:marker-end-width="0.3cm" draw:fill="none" draw:textarea-vertical-align="middle"/>
    </style:style>
    <style:style style:name="gr10" style:family="graphic" style:parent-style-name="objectwithoutfill">
      <style:graphic-properties draw:marker-end="Arrowheads_20_8" draw:marker-end-width="0.3cm" draw:fill="none" draw:textarea-vertical-align="middle"/>
    </style:style>
    <style:style style:name="gr11" style:family="graphic" style:parent-style-name="objectwithoutfill">
      <style:graphic-properties draw:marker-start="Arrowheads_20_9" draw:marker-start-width="0.3cm" draw:marker-end="Arrowheads_20_10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2.25cm" svg:x="7.5cm" svg:y="2.5cm">
          <text:p text:style-name="P1">BankSecur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5cm" svg:height="3cm" svg:x="2.838cm" svg:y="6.75cm">
          <text:p text:style-name="P1">Create </text:p>
          <text:p text:style-name="P1">Accou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5cm" svg:height="3cm" svg:x="6.746cm" svg:y="6.75cm">
          <text:p text:style-name="P1">Delete </text:p>
          <text:p text:style-name="P1">Accou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5cm" svg:height="3cm" svg:x="2.838cm" svg:y="6.75cm">
          <text:p text:style-name="P1">Create </text:p>
          <text:p text:style-name="P1">Accou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5cm" svg:height="3cm" svg:x="10.655cm" svg:y="6.75cm">
          <text:p text:style-name="P1">Edit </text:p>
          <text:p text:style-name="P1">Accou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5cm" svg:height="3cm" svg:x="14.563cm" svg:y="6.75cm">
          <text:p text:style-name="P1">Transac-tions 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3.35cm" svg:height="3cm" svg:x="2cm" svg:y="11.75cm">
          <text:p text:style-name="P1">Pass</text:p>
          <text:p text:style-name="P1">encrypt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3.35cm" svg:height="3cm" svg:x="6.467cm" svg:y="11.75cm">
          <text:p text:style-name="P1">Pass</text:p>
          <text:p text:style-name="P1">Set and</text:p>
          <text:p text:style-name="P1">check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3.35cm" svg:height="3cm" svg:x="10.933cm" svg:y="11.75cm">
          <text:p text:style-name="P1">Account</text:p>
          <text:p text:style-name="P1">Creation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3.35cm" svg:height="3cm" svg:x="15.4cm" svg:y="11.75cm">
          <text:p text:style-name="P1">Account</text:p>
          <text:p text:style-name="P1">Function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5.35cm" svg:y1="13.25cm" svg:x2="6.467cm" svg:y2="13.25cm" draw:start-shape="id1" draw:start-glue-point="1" draw:end-shape="id2" draw:end-glue-point="3" svg:d="M5350 13250h1117" svg:viewBox="0 0 1118 1">
          <text:p/>
        </draw:connector>
        <draw:connector draw:style-name="gr4" draw:text-style-name="P2" draw:layer="layout" draw:type="line" svg:x1="9.817cm" svg:y1="13.25cm" svg:x2="10.933cm" svg:y2="13.25cm" draw:start-shape="id2" draw:start-glue-point="1" draw:end-shape="id3" draw:end-glue-point="3" svg:d="M9817 13250h1116" svg:viewBox="0 0 1117 1">
          <text:p/>
        </draw:connector>
        <draw:connector draw:style-name="gr5" draw:text-style-name="P2" draw:layer="layout" draw:type="line" svg:x1="14.283cm" svg:y1="13.25cm" svg:x2="15.4cm" svg:y2="13.25cm" draw:start-shape="id3" draw:start-glue-point="1" draw:end-shape="id4" draw:end-glue-point="3" svg:d="M14283 13250h1117" svg:viewBox="0 0 1118 1">
          <text:p/>
        </draw:connector>
        <draw:custom-shape draw:style-name="gr2" draw:text-style-name="P1" xml:id="id5" draw:id="id5" draw:layer="layout" svg:width="3.35cm" svg:height="3cm" svg:x="10.933cm" svg:y="15.75cm">
          <text:p text:style-name="P1">Creating</text:p>
          <text:p text:style-name="P1">Database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3.35cm" svg:height="3cm" svg:x="6.5cm" svg:y="15.75cm">
          <text:p text:style-name="P1">Adding data in</text:p>
          <text:p text:style-name="P1">Database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12.608cm" svg:y1="14.75cm" svg:x2="12.608cm" svg:y2="15.75cm" draw:start-shape="id3" draw:start-glue-point="2" draw:end-shape="id5" draw:end-glue-point="0" svg:d="M12608 14750v1000" svg:viewBox="0 0 1 1001">
          <text:p/>
        </draw:connector>
        <draw:connector draw:style-name="gr7" draw:text-style-name="P2" draw:layer="layout" draw:type="line" svg:x1="10.933cm" svg:y1="17.25cm" svg:x2="9.85cm" svg:y2="17.25cm" draw:start-shape="id5" draw:start-glue-point="3" draw:end-shape="id6" draw:end-glue-point="1" svg:d="M10933 17250h-1083" svg:viewBox="0 0 1084 1">
          <text:p/>
        </draw:connector>
      </draw:page>
      <draw:page draw:name="page2" draw:style-name="dp1" draw:master-page-name="Default">
        <draw:custom-shape draw:style-name="gr8" draw:text-style-name="P1" xml:id="id10" draw:id="id10" draw:layer="layout" svg:width="4.5cm" svg:height="4.25cm" svg:x="2.75cm" svg:y="3.25cm">
          <text:p text:style-name="P1">Database</text:p>
          <draw:enhanced-geometry svg:viewBox="0 0 21600 21600" draw:type="rectangle" draw:enhanced-path="M 0 0 L 21600 0 21600 21600 0 21600 0 0 Z N"/>
        </draw:custom-shape>
        <draw:custom-shape draw:style-name="gr8" draw:text-style-name="P1" xml:id="id7" draw:id="id7" draw:layer="layout" svg:width="4.5cm" svg:height="4.25cm" svg:x="10.75cm" svg:y="3.25cm">
          <text:p text:style-name="P1">Class</text:p>
          <draw:enhanced-geometry svg:viewBox="0 0 21600 21600" draw:type="rectangle" draw:enhanced-path="M 0 0 L 21600 0 21600 21600 0 21600 0 0 Z N"/>
        </draw:custom-shape>
        <draw:custom-shape draw:style-name="gr8" draw:text-style-name="P1" xml:id="id8" draw:id="id8" draw:layer="layout" svg:width="4.5cm" svg:height="4.25cm" svg:x="10.75cm" svg:y="10.75cm">
          <text:p text:style-name="P1">Output data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line" svg:x1="13cm" svg:y1="7.5cm" svg:x2="13cm" svg:y2="10.75cm" draw:start-shape="id7" draw:start-glue-point="2" draw:end-shape="id8" draw:end-glue-point="0" svg:d="M13000 7500v3250" svg:viewBox="0 0 1 3251">
          <text:p/>
        </draw:connector>
        <draw:custom-shape draw:style-name="gr8" draw:text-style-name="P1" xml:id="id9" draw:id="id9" draw:layer="layout" svg:width="4.5cm" svg:height="4.25cm" svg:x="3.25cm" svg:y="10.75cm">
          <text:p text:style-name="P1">Data Changes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draw:type="line" svg:x1="5.5cm" svg:y1="10.75cm" svg:x2="13cm" svg:y2="7.5cm" draw:start-shape="id9" draw:start-glue-point="0" draw:end-shape="id7" draw:end-glue-point="2" svg:d="M5500 10750l7500-3250" svg:viewBox="0 0 7501 3251">
          <text:p/>
        </draw:connector>
        <draw:connector draw:style-name="gr11" draw:text-style-name="P2" draw:layer="layout" draw:type="line" svg:x1="7.25cm" svg:y1="5.375cm" svg:x2="10.75cm" svg:y2="5.375cm" draw:start-shape="id10" draw:start-glue-point="1" draw:end-shape="id7" draw:end-glue-point="3" svg:d="M7250 5375h3500" svg:viewBox="0 0 3501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14T12:14:55.906217245</meta:creation-date>
    <dc:date>2024-06-14T12:24:13.016391003</dc:date>
    <meta:editing-duration>PT9M17S</meta:editing-duration>
    <meta:editing-cycles>1</meta:editing-cycles>
    <meta:document-statistic meta:object-count="24"/>
    <meta:generator>LibreOffice/7.3.7.2$Linux_X86_64 LibreOffice_project/30$Build-2</meta:generator>
  </office:meta>
</office:document-meta>
</file>